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 Pro Med" svg:font-family="'Minion Pro Med'" style:font-family-generic="roman" style:font-pitch="variable"/>
    <style:font-face style:name="Modesto Condensed" svg:font-family="'Modesto Condensed'" style:font-pitch="variable"/>
    <style:font-face style:name="Modesto Poster" svg:font-family="'Modesto Poster'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style:font-name="Minion Pro" fo:font-size="8pt" officeooo:rsid="001ade93" officeooo:paragraph-rsid="00345d48" style:font-size-asian="8pt" style:font-size-complex="8pt"/>
    </style:style>
    <style:style style:name="P2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font-size="8pt" officeooo:paragraph-rsid="00272a30" style:font-size-asian="8pt" style:font-size-complex="8pt"/>
    </style:style>
    <style:style style:name="P3" style:family="paragraph" style:parent-style-name="Text_20_body">
      <loext:graphic-properties draw:fill="none" draw:fill-color="#729fcf"/>
      <style:paragraph-properties fo:margin-left="0.6cm" fo:margin-right="0.6cm" fo:margin-top="0.101cm" fo:margin-bottom="0cm" style:contextual-spacing="false" fo:line-height="115%" fo:text-align="justify" style:justify-single-word="false" fo:text-indent="0cm" style:auto-text-indent="false" fo:background-color="transparent"/>
      <style:text-properties fo:font-size="8pt" officeooo:paragraph-rsid="0033643b" style:font-size-asian="8pt" style:font-size-complex="8pt"/>
    </style:style>
    <style:style style:name="P4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font-size="8pt" officeooo:paragraph-rsid="00258afa" style:font-size-asian="8pt" style:font-size-complex="8pt"/>
    </style:style>
    <style:style style:name="P5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font-size="8pt" style:font-size-asian="8pt" style:font-size-complex="8pt"/>
    </style:style>
    <style:style style:name="P6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indent="0cm" style:auto-text-indent="false" style:page-number="auto" fo:background-color="transparent"/>
      <style:text-properties fo:font-size="8pt" officeooo:paragraph-rsid="00272a30" style:font-size-asian="8pt" style:font-size-complex="8pt"/>
    </style:style>
    <style:style style:name="P7" style:family="paragraph" style:parent-style-name="Text_20_body" style:master-page-name="">
      <loext:graphic-properties draw:fill="none" draw:fill-color="#729fcf"/>
      <style:paragraph-properties fo:margin-left="0.6cm" fo:margin-right="0.6cm" fo:margin-top="0.199cm" fo:margin-bottom="0cm" style:contextual-spacing="false" fo:line-height="115%" fo:text-indent="0cm" style:auto-text-indent="false" style:page-number="auto" fo:background-color="transparent"/>
      <style:text-properties fo:font-size="8pt" officeooo:paragraph-rsid="002f7824" style:font-size-asian="8pt" style:font-size-complex="8pt"/>
    </style:style>
    <style:style style:name="P8" style:family="paragraph" style:parent-style-name="Titole_20_mossa" style:master-page-name="">
      <style:paragraph-properties fo:margin-top="0.101cm" fo:margin-bottom="0cm" style:contextual-spacing="false" style:page-number="auto"/>
      <style:text-properties fo:font-size="8pt" officeooo:paragraph-rsid="00347773" style:font-size-asian="8pt" style:font-size-complex="8pt"/>
    </style:style>
    <style:style style:name="P9" style:family="paragraph" style:parent-style-name="Text_20_body">
      <style:paragraph-properties fo:margin-top="0.199cm" fo:margin-bottom="0cm" style:contextual-spacing="false"/>
      <style:text-properties fo:font-size="8pt" fo:font-style="normal" officeooo:paragraph-rsid="00345d48" style:font-size-asian="8pt" style:font-style-asian="normal" style:font-size-complex="8pt" style:font-style-complex="normal"/>
    </style:style>
    <style:style style:name="P10" style:family="paragraph" style:parent-style-name="Titole_20_mossa">
      <style:paragraph-properties fo:margin-top="0.199cm" fo:margin-bottom="0cm" style:contextual-spacing="false"/>
      <style:text-properties fo:font-size="12pt" officeooo:paragraph-rsid="001f9886" style:font-size-asian="12pt" style:font-size-complex="12pt"/>
    </style:style>
    <style:style style:name="P11" style:family="paragraph" style:parent-style-name="Titole_20_mossa">
      <style:paragraph-properties fo:margin-top="0.199cm" fo:margin-bottom="0cm" style:contextual-spacing="false"/>
      <style:text-properties fo:font-size="12pt" officeooo:rsid="00272a30" officeooo:paragraph-rsid="00272a30" style:font-size-asian="12pt" style:font-size-complex="12pt"/>
    </style:style>
    <style:style style:name="P12" style:family="paragraph" style:parent-style-name="Titole_20_mossa" style:master-page-name="">
      <style:paragraph-properties fo:margin-top="0.199cm" fo:margin-bottom="0cm" style:contextual-spacing="false" style:page-number="auto"/>
      <style:text-properties fo:font-size="12pt" officeooo:rsid="002f5d7b" officeooo:paragraph-rsid="00345d48" style:font-size-asian="12pt" style:font-size-complex="12pt"/>
    </style:style>
    <style:style style:name="P13" style:family="paragraph" style:parent-style-name="Titole_20_mossa">
      <style:text-properties fo:font-size="12pt" officeooo:paragraph-rsid="00272a30" style:font-size-asian="12pt" style:font-size-complex="12pt"/>
    </style:style>
    <style:style style:name="P14" style:family="paragraph" style:parent-style-name="Titole_20_mossa">
      <style:paragraph-properties fo:margin-top="0.199cm" fo:margin-bottom="0cm" style:contextual-spacing="false"/>
      <style:text-properties fo:font-size="12pt" officeooo:rsid="002f7824" officeooo:paragraph-rsid="002f7824" style:font-size-asian="12pt" style:font-size-complex="12pt"/>
    </style:style>
    <style:style style:name="P15" style:family="paragraph" style:parent-style-name="Titole_20_mossa" style:master-page-name="">
      <style:paragraph-properties style:page-number="auto"/>
      <style:text-properties fo:font-size="12pt" style:font-size-asian="12pt" style:font-size-complex="12pt"/>
    </style:style>
    <style:style style:name="P16" style:family="paragraph" style:parent-style-name="Titole_20_mossa" style:master-page-name="">
      <style:paragraph-properties fo:margin-top="0.199cm" fo:margin-bottom="0cm" style:contextual-spacing="false" style:page-number="auto"/>
      <style:text-properties fo:font-size="12pt" officeooo:rsid="0032ed26" officeooo:paragraph-rsid="0033643b" style:font-size-asian="12pt" style:font-size-complex="12pt"/>
    </style:style>
    <style:style style:name="P17" style:family="paragraph" style:parent-style-name="Titole_20_mossa">
      <style:paragraph-properties fo:margin-top="0.199cm" fo:margin-bottom="0cm" style:contextual-spacing="false"/>
      <style:text-properties fo:font-size="12pt" officeooo:rsid="0022662c" officeooo:paragraph-rsid="00345d48" style:font-size-asian="12pt" style:font-size-complex="12pt"/>
    </style:style>
    <style:style style:name="P18" style:family="paragraph" style:parent-style-name="Standard" style:list-style-name="L2">
      <loext:graphic-properties draw:fill="none"/>
      <style:paragraph-properties fo:margin-left="0.499cm" fo:margin-right="0cm" fo:margin-top="0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style:font-name="Minion Pro" fo:font-size="8pt" officeooo:paragraph-rsid="003aead0" style:font-size-asian="8pt" style:font-size-complex="8pt"/>
    </style:style>
    <style:style style:name="P19" style:family="paragraph" style:parent-style-name="Standard" style:list-style-name="L3">
      <loext:graphic-properties draw:fill="none"/>
      <style:paragraph-properties fo:margin-left="0.499cm" fo:margin-right="0cm" fo:margin-top="0.101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style:font-name="Minion Pro" fo:font-size="8pt" officeooo:paragraph-rsid="003aead0" style:font-size-asian="8pt" style:font-size-complex="8pt"/>
    </style:style>
    <style:style style:name="P20" style:family="paragraph" style:parent-style-name="Standard" style:list-style-name="L1">
      <loext:graphic-properties draw:fill="none"/>
      <style:paragraph-properties fo:margin-left="0.6cm" fo:margin-right="0.6cm" fo:margin-top="0.101cm" fo:margin-bottom="0cm" style:contextual-spacing="false" fo:line-height="115%" fo:text-align="justify" style:justify-single-word="false" fo:text-indent="0cm" style:auto-text-indent="false" fo:background-color="transparent">
        <style:tab-stops>
          <style:tab-stop style:position="13.801cm"/>
        </style:tab-stops>
      </style:paragraph-properties>
      <style:text-properties style:font-name="Minion Pro" fo:font-size="8pt" officeooo:paragraph-rsid="003aead0" style:font-size-asian="8pt" style:font-size-complex="8pt"/>
    </style:style>
    <style:style style:name="P21" style:family="paragraph" style:parent-style-name="Standard" style:list-style-name="L1" style:master-page-name="">
      <loext:graphic-properties draw:fill="none"/>
      <style:paragraph-properties fo:margin-left="0.6cm" fo:margin-right="0.6cm" fo:margin-top="0cm" fo:margin-bottom="0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3.801cm"/>
        </style:tab-stops>
      </style:paragraph-properties>
      <style:text-properties style:font-name="Minion Pro" fo:font-size="8pt" officeooo:paragraph-rsid="003aead0" style:font-size-asian="8pt" style:font-size-complex="8pt"/>
    </style:style>
    <style:style style:name="P22" style:family="paragraph" style:parent-style-name="Standard" style:list-style-name="L2" style:master-page-name="">
      <loext:graphic-properties draw:fill="none"/>
      <style:paragraph-properties fo:margin-left="0.499cm" fo:margin-right="0.6cm" fo:margin-top="0.101cm" fo:margin-bottom="0cm" style:contextual-spacing="false" fo:line-height="115%" fo:text-align="justify" style:justify-single-word="false" fo:text-indent="-0.6cm" style:auto-text-indent="false" style:page-number="auto" fo:background-color="transparent"/>
      <style:text-properties style:font-name="Minion Pro" fo:font-size="8pt" officeooo:rsid="001ade93" officeooo:paragraph-rsid="003aead0" style:font-size-asian="8pt" style:font-size-complex="8pt"/>
    </style:style>
    <style:style style:name="P23" style:family="paragraph" style:parent-style-name="Standard" style:list-style-name="L4">
      <loext:graphic-properties draw:fill="none"/>
      <style:paragraph-properties fo:margin-left="0.499cm" fo:margin-right="0.6cm" fo:line-height="115%" fo:text-align="justify" style:justify-single-word="false" fo:text-indent="-0.6cm" style:auto-text-indent="false" fo:background-color="transparent">
        <style:tab-stops>
          <style:tab-stop style:position="13.801cm"/>
        </style:tab-stops>
      </style:paragraph-properties>
      <style:text-properties style:font-name="Minion Pro" fo:font-size="8pt" fo:font-weight="normal" officeooo:rsid="00209e1c" officeooo:paragraph-rsid="004643ea" style:font-size-asian="8pt" style:font-weight-asian="normal" style:font-size-complex="8pt" style:font-weight-complex="normal"/>
    </style:style>
    <style:style style:name="P24" style:family="paragraph" style:parent-style-name="Standard" style:list-style-name="L5" style:master-page-name="">
      <loext:graphic-properties draw:fill="none"/>
      <style:paragraph-properties fo:margin-left="0.6cm" fo:margin-right="0.6cm" fo:line-height="115%" fo:text-indent="0cm" style:auto-text-indent="false" style:page-number="auto" fo:background-color="transparent">
        <style:tab-stops>
          <style:tab-stop style:position="13.801cm"/>
        </style:tab-stops>
      </style:paragraph-properties>
      <style:text-properties style:font-name="Minion Pro" fo:font-size="8pt" fo:font-weight="normal" officeooo:rsid="001ade93" officeooo:paragraph-rsid="003aead0" style:font-size-asian="8pt" style:font-weight-asian="normal" style:font-size-complex="8pt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0.6cm" fo:margin-right="0.6cm" fo:line-height="115%" fo:text-align="justify" style:justify-single-word="false" fo:text-indent="0cm" style:auto-text-indent="false" style:page-number="auto" fo:background-color="transparent">
        <style:tab-stops>
          <style:tab-stop style:position="13.801cm"/>
        </style:tab-stops>
      </style:paragraph-properties>
      <style:text-properties style:font-name="Minion Pro" fo:font-size="8pt" fo:font-weight="normal" officeooo:rsid="001ade93" officeooo:paragraph-rsid="003aead0" style:font-size-asian="8pt" style:font-weight-asian="normal" style:font-size-complex="8pt" style:font-weight-complex="normal"/>
    </style:style>
    <style:style style:name="P26" style:family="paragraph" style:parent-style-name="Standard" style:list-style-name="L3">
      <loext:graphic-properties draw:fill="none"/>
      <style:paragraph-properties fo:margin-left="0.499cm" fo:margin-right="0cm" fo:margin-top="0.101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3aead0" style:font-size-asian="8pt" style:font-size-complex="8pt"/>
    </style:style>
    <style:style style:name="P27" style:family="paragraph" style:parent-style-name="Standard" style:list-style-name="L3">
      <loext:graphic-properties draw:fill="none"/>
      <style:paragraph-properties fo:margin-left="0.499cm" fo:margin-right="0cm" fo:margin-top="0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3aead0" style:font-size-asian="8pt" style:font-size-complex="8pt"/>
    </style:style>
    <style:style style:name="P28" style:family="paragraph" style:parent-style-name="Standard" style:list-style-name="L4">
      <loext:graphic-properties draw:fill="none"/>
      <style:paragraph-properties fo:margin-left="0.499cm" fo:margin-right="0cm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3aead0" style:font-size-asian="8pt" style:font-size-complex="8pt"/>
    </style:style>
    <style:style style:name="P29" style:family="paragraph" style:parent-style-name="Standard" style:list-style-name="L4">
      <loext:graphic-properties draw:fill="none"/>
      <style:paragraph-properties fo:margin-left="0.499cm" fo:margin-right="0cm" fo:margin-top="0.101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415f0a" style:font-size-asian="8pt" style:font-size-complex="8pt"/>
    </style:style>
    <style:style style:name="P30" style:family="paragraph" style:parent-style-name="Standard" style:list-style-name="L5">
      <loext:graphic-properties draw:fill="none"/>
      <style:paragraph-properties fo:margin-left="0.499cm" fo:margin-right="0cm" fo:margin-top="0.101cm" fo:margin-bottom="0cm" style:contextual-spacing="false" fo:line-height="115%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3aead0" style:font-size-asian="8pt" style:font-size-complex="8pt"/>
    </style:style>
    <style:style style:name="P31" style:family="paragraph" style:parent-style-name="Standard" style:list-style-name="L4">
      <loext:graphic-properties draw:fill="none"/>
      <style:paragraph-properties fo:margin-left="0.499cm" fo:margin-right="0.6cm" fo:margin-top="0.101cm" fo:margin-bottom="0cm" style:contextual-spacing="false" fo:line-height="115%" fo:text-align="justify" style:justify-single-word="false" fo:text-indent="-0.6cm" style:auto-text-indent="false" fo:background-color="transparent">
        <style:tab-stops>
          <style:tab-stop style:position="13.801cm"/>
        </style:tab-stops>
      </style:paragraph-properties>
      <style:text-properties fo:font-size="8pt" officeooo:paragraph-rsid="002da663" style:font-size-asian="8pt" style:font-size-complex="8pt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fo:font-size="8pt" fo:font-style="normal" officeooo:paragraph-rsid="00345d48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font-size="8pt" fo:font-style="normal" officeooo:paragraph-rsid="003aead0" style:font-size-asian="8pt" style:font-style-asian="normal" style:font-size-complex="8pt" style:font-style-complex="normal"/>
    </style:style>
    <style:style style:name="P34" style:family="paragraph" style:parent-style-name="Text_20_body" style:master-page-name="">
      <loext:graphic-properties draw:fill="none" draw:fill-color="#729fcf"/>
      <style:paragraph-properties fo:margin-left="0.6cm" fo:margin-right="0.6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fo:font-size="8pt" fo:font-style="normal" officeooo:paragraph-rsid="003aead0" style:font-size-asian="8pt" style:font-style-asian="normal" style:font-size-complex="8pt" style:font-style-complex="normal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font-size="8pt" fo:font-style="normal" officeooo:paragraph-rsid="00415f0a" style:font-size-asian="8pt" style:font-style-asian="normal" style:font-size-complex="8pt" style:font-style-complex="normal"/>
    </style:style>
    <style:style style:name="P36" style:family="paragraph" style:parent-style-name="Text_20_body" style:master-page-name="">
      <loext:graphic-properties draw:fill="none" draw:fill-color="#729fcf"/>
      <style:paragraph-properties fo:margin-left="0.6cm" fo:margin-right="0.6cm" fo:margin-top="0cm" fo:margin-bottom="0cm" style:contextual-spacing="false" fo:line-height="115%" fo:text-align="justify" style:justify-single-word="false" fo:text-indent="0cm" style:auto-text-indent="false" style:page-number="auto" fo:background-color="transparent"/>
      <style:text-properties fo:font-size="8pt" officeooo:paragraph-rsid="003aead0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font-style="normal" officeooo:paragraph-rsid="00345d48" style:font-style-asian="normal" style:font-style-complex="normal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font-style="normal" officeooo:paragraph-rsid="003aead0" style:font-style-asian="normal" style:font-style-complex="normal"/>
    </style:style>
    <style:style style:name="P39" style:family="paragraph" style:parent-style-name="elenco" style:list-style-name="L1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1db2ef" style:font-size-asian="8pt" style:font-size-complex="8pt"/>
    </style:style>
    <style:style style:name="P40" style:family="paragraph" style:parent-style-name="elenco" style:list-style-name="L1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1f9886" style:font-size-asian="8pt" style:font-size-complex="8pt"/>
    </style:style>
    <style:style style:name="P41" style:family="paragraph" style:parent-style-name="elenco" style:list-style-name="L1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2f7824" style:font-size-asian="8pt" style:font-size-complex="8pt"/>
    </style:style>
    <style:style style:name="P42" style:family="paragraph" style:parent-style-name="elenco" style:list-style-name="L1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415f0a" style:font-size-asian="8pt" style:font-size-complex="8pt"/>
    </style:style>
    <style:style style:name="P43" style:family="paragraph" style:parent-style-name="elenco" style:list-style-name="L1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4643ea" style:font-size-asian="8pt" style:font-size-complex="8pt"/>
    </style:style>
    <style:style style:name="P44" style:family="paragraph" style:parent-style-name="elenco" style:list-style-name="L2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1db2ef" style:font-size-asian="8pt" style:font-size-complex="8pt"/>
    </style:style>
    <style:style style:name="P45" style:family="paragraph" style:parent-style-name="elenco" style:list-style-name="L2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415f0a" style:font-size-asian="8pt" style:font-size-complex="8pt"/>
    </style:style>
    <style:style style:name="P46" style:family="paragraph" style:parent-style-name="elenco" style:list-style-name="L3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209e1c" style:font-size-asian="8pt" style:font-size-complex="8pt"/>
    </style:style>
    <style:style style:name="P47" style:family="paragraph" style:parent-style-name="elenco" style:list-style-name="L4">
      <style:paragraph-properties fo:margin-left="1cm" fo:margin-right="0cm" fo:margin-top="0cm" fo:margin-bottom="0cm" style:contextual-spacing="false" fo:text-indent="0cm" style:auto-text-indent="false"/>
      <style:text-properties style:font-name="Minion Pro" fo:font-size="8pt" officeooo:paragraph-rsid="00415f0a" style:font-size-asian="8pt" style:font-size-complex="8pt"/>
    </style:style>
    <style:style style:name="P48" style:family="paragraph" style:parent-style-name="elenco" style:list-style-name="L1">
      <style:paragraph-properties fo:margin-left="1cm" fo:margin-right="0cm" fo:margin-top="0cm" fo:margin-bottom="0cm" style:contextual-spacing="false" fo:text-align="justify" style:justify-single-word="false" fo:text-indent="0cm" style:auto-text-indent="false"/>
      <style:text-properties style:font-name="Minion Pro" fo:font-size="8pt" officeooo:paragraph-rsid="0033643b" style:font-size-asian="8pt" style:font-size-complex="8pt"/>
    </style:style>
    <style:style style:name="P49" style:family="paragraph" style:parent-style-name="porcodio" style:list-style-name="L1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1db2ef" style:font-size-asian="8pt" style:font-size-complex="8pt"/>
    </style:style>
    <style:style style:name="P50" style:family="paragraph" style:parent-style-name="porcodio" style:list-style-name="L1" style:master-page-name="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1f9886" style:font-size-asian="8pt" style:font-size-complex="8pt"/>
    </style:style>
    <style:style style:name="P51" style:family="paragraph" style:parent-style-name="porcodio" style:list-style-name="L1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272a30" style:font-size-asian="8pt" style:font-size-complex="8pt"/>
    </style:style>
    <style:style style:name="P52" style:family="paragraph" style:parent-style-name="porcodio" style:list-style-name="L1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2f7824" style:font-size-asian="8pt" style:font-size-complex="8pt"/>
    </style:style>
    <style:style style:name="P53" style:family="paragraph" style:parent-style-name="porcodio" style:list-style-name="L2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1db2ef" style:font-size-asian="8pt" style:font-size-complex="8pt"/>
    </style:style>
    <style:style style:name="P54" style:family="paragraph" style:parent-style-name="porcodio" style:list-style-name="L3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209e1c" style:font-size-asian="8pt" style:font-size-complex="8pt"/>
    </style:style>
    <style:style style:name="P55" style:family="paragraph" style:parent-style-name="porcodio" style:list-style-name="L4" style:master-page-name="">
      <loext:graphic-properties draw:fill="none"/>
      <style:paragraph-properties fo:margin-left="1cm" fo:margin-right="0cm" fo:margin-top="0.101cm" fo:margin-bottom="0cm" style:contextual-spacing="false" fo:line-height="115%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415f0a" style:font-size-asian="8pt" style:font-size-complex="8pt"/>
    </style:style>
    <style:style style:name="P56" style:family="paragraph" style:parent-style-name="porcodio" style:list-style-name="L1" style:master-page-name="">
      <loext:graphic-properties draw:fill="none"/>
      <style:paragraph-properties fo:margin-left="1cm" fo:margin-right="0cm" fo:margin-top="0.101cm" fo:margin-bottom="0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291cm"/>
          <style:tab-stop style:position="1.242cm"/>
        </style:tab-stops>
      </style:paragraph-properties>
      <style:text-properties fo:font-size="8pt" officeooo:paragraph-rsid="0033643b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9e1c" style:font-weight-asian="bold" style:font-weight-complex="bold"/>
    </style:style>
    <style:style style:name="T3" style:family="text">
      <style:text-properties fo:font-weight="bold" officeooo:rsid="002f7824" style:font-weight-asian="bold" style:font-weight-complex="bold"/>
    </style:style>
    <style:style style:name="T4" style:family="text">
      <style:text-properties fo:font-weight="bold" officeooo:rsid="002f5d7b" style:font-weight-asian="bold" style:font-weight-complex="bold"/>
    </style:style>
    <style:style style:name="T5" style:family="text">
      <style:text-properties style:font-name="Minion Pro" fo:font-size="8pt" fo:font-weight="bold" officeooo:rsid="001ade93" style:font-size-asian="8pt" style:font-weight-asian="bold" style:font-size-complex="8pt" style:font-weight-complex="bold"/>
    </style:style>
    <style:style style:name="T6" style:family="text">
      <style:text-properties style:font-name="Minion Pro" fo:font-size="8pt" fo:font-weight="normal" officeooo:rsid="001ade93" style:font-size-asian="8pt" style:font-weight-asian="normal" style:font-size-complex="8pt" style:font-weight-complex="normal"/>
    </style:style>
    <style:style style:name="T7" style:family="text">
      <style:text-properties style:font-name="Minion Pro" fo:font-size="8pt" fo:font-style="italic" fo:font-weight="normal" officeooo:rsid="001ade93" style:font-size-asian="7pt" style:font-style-asian="italic" style:font-weight-asian="normal" style:font-size-complex="8pt" style:font-style-complex="italic" style:font-weight-complex="normal"/>
    </style:style>
    <style:style style:name="T8" style:family="text">
      <style:text-properties style:font-name="Minion Pro" fo:font-size="8pt" fo:font-style="italic" fo:font-weight="normal" officeooo:rsid="001ade93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style:font-name="Minion Pro" fo:font-style="italic" officeooo:rsid="001ade93" style:font-style-asian="italic" style:font-style-complex="italic"/>
    </style:style>
    <style:style style:name="T10" style:family="text">
      <style:text-properties style:font-name="Minion Pro" fo:font-style="italic" officeooo:rsid="003ee511" style:font-style-asian="italic" style:font-style-complex="italic"/>
    </style:style>
    <style:style style:name="T11" style:family="text">
      <style:text-properties style:font-name="Minion Pro" fo:font-style="italic" officeooo:rsid="003fc3a9" style:font-style-asian="italic" style:font-style-complex="italic"/>
    </style:style>
    <style:style style:name="T12" style:family="text">
      <style:text-properties style:font-name="Minion Pro" fo:font-style="italic" fo:font-weight="normal" officeooo:rsid="001ade93" style:font-style-asian="italic" style:font-weight-asian="normal" style:font-style-complex="italic" style:font-weight-complex="normal"/>
    </style:style>
    <style:style style:name="T13" style:family="text">
      <style:text-properties style:font-name="Minion Pro" officeooo:rsid="001ade93"/>
    </style:style>
    <style:style style:name="T14" style:family="text">
      <style:text-properties style:font-name="Minion Pro" fo:font-weight="bold" officeooo:rsid="001ade93" style:font-weight-asian="bold" style:font-weight-complex="bold"/>
    </style:style>
    <style:style style:name="T15" style:family="text">
      <style:text-properties style:font-name="Minion Pro" fo:font-weight="bold" officeooo:rsid="0022662c" style:font-weight-asian="bold" style:font-weight-complex="bold"/>
    </style:style>
    <style:style style:name="T16" style:family="text">
      <style:text-properties style:font-name="Minion Pro" fo:font-weight="bold" officeooo:rsid="00415f0a" style:font-weight-asian="bold" style:font-weight-complex="bold"/>
    </style:style>
    <style:style style:name="T17" style:family="text">
      <style:text-properties style:font-name="Minion Pro" fo:font-weight="normal" officeooo:rsid="001ade93" style:font-weight-asian="normal" style:font-weight-complex="normal"/>
    </style:style>
    <style:style style:name="T18" style:family="text">
      <style:text-properties style:font-name="Minion Pro" fo:font-weight="normal" officeooo:rsid="00209e1c" style:font-weight-asian="normal" style:font-weight-complex="normal"/>
    </style:style>
    <style:style style:name="T19" style:family="text">
      <style:text-properties style:font-name="Minion Pro" fo:font-weight="normal" officeooo:rsid="002f5d7b" style:font-weight-asian="normal" style:font-weight-complex="normal"/>
    </style:style>
    <style:style style:name="T20" style:family="text">
      <style:text-properties style:font-name="Minion Pro" fo:font-weight="normal" officeooo:rsid="002a42b6" style:font-weight-asian="normal" style:font-weight-complex="normal"/>
    </style:style>
    <style:style style:name="T21" style:family="text">
      <style:text-properties style:font-name="Minion Pro" fo:font-weight="normal" officeooo:rsid="002da663" style:font-weight-asian="normal" style:font-weight-complex="normal"/>
    </style:style>
    <style:style style:name="T22" style:family="text">
      <style:text-properties style:font-name="Minion Pro" fo:font-weight="normal" officeooo:rsid="0033643b" style:font-weight-asian="normal" style:font-weight-complex="normal"/>
    </style:style>
    <style:style style:name="T23" style:family="text">
      <style:text-properties style:font-name="Minion Pro" fo:font-weight="normal" officeooo:rsid="0022662c" style:font-weight-asian="normal" style:font-weight-complex="normal"/>
    </style:style>
    <style:style style:name="T24" style:family="text">
      <style:text-properties style:font-name="Minion Pro" fo:font-weight="normal" officeooo:rsid="003ee19d" style:font-weight-asian="normal" style:font-weight-complex="normal"/>
    </style:style>
    <style:style style:name="T25" style:family="text">
      <style:text-properties style:font-name="Minion Pro" fo:font-weight="normal" officeooo:rsid="003ee511" style:font-weight-asian="normal" style:font-weight-complex="normal"/>
    </style:style>
    <style:style style:name="T26" style:family="text">
      <style:text-properties style:font-name="Minion Pro" fo:font-weight="normal" officeooo:rsid="00415f0a" style:font-weight-asian="normal" style:font-weight-complex="normal"/>
    </style:style>
    <style:style style:name="T27" style:family="text">
      <style:text-properties style:font-name="Minion Pro" fo:font-weight="normal" officeooo:rsid="0042832d" style:font-weight-asian="normal" style:font-weight-complex="normal"/>
    </style:style>
    <style:style style:name="T28" style:family="text">
      <style:text-properties style:font-name="Minion Pro" fo:font-weight="normal" officeooo:rsid="004643ea" style:font-weight-asian="normal" style:font-weight-complex="normal"/>
    </style:style>
    <style:style style:name="T29" style:family="text">
      <style:text-properties style:font-name="Minion Pro" fo:font-weight="normal" officeooo:rsid="0047117a" style:font-weight-asian="normal" style:font-weight-complex="normal"/>
    </style:style>
    <style:style style:name="T30" style:family="text">
      <style:text-properties style:font-name="Minion Pro" fo:font-weight="normal" officeooo:rsid="00485a94" style:font-weight-asian="normal" style:font-weight-complex="normal"/>
    </style:style>
    <style:style style:name="T31" style:family="text">
      <style:text-properties style:font-name="Minion Pro" officeooo:rsid="00272a30"/>
    </style:style>
    <style:style style:name="T32" style:family="text">
      <style:text-properties style:font-name="Minion Pro" fo:font-style="normal" fo:font-weight="normal" officeooo:rsid="001ade93" style:font-style-asian="normal" style:font-weight-asian="normal" style:font-style-complex="normal" style:font-weight-complex="normal"/>
    </style:style>
    <style:style style:name="T33" style:family="text">
      <style:text-properties style:font-name="Minion Pro" fo:font-style="normal" officeooo:rsid="001ade93" style:font-style-asian="normal" style:font-style-complex="normal"/>
    </style:style>
    <style:style style:name="T34" style:family="text">
      <style:text-properties style:font-name="Minion Pro" fo:font-style="normal" officeooo:rsid="003264cc" style:font-style-asian="normal" style:font-style-complex="normal"/>
    </style:style>
    <style:style style:name="T35" style:family="text">
      <style:text-properties style:font-name="Minion Pro" officeooo:rsid="002da663"/>
    </style:style>
    <style:style style:name="T36" style:family="text">
      <style:text-properties style:font-name="Minion Pro" officeooo:rsid="003ee511"/>
    </style:style>
    <style:style style:name="T37" style:family="text">
      <style:text-properties style:font-name="Minion Pro" officeooo:rsid="003fc3a9"/>
    </style:style>
    <style:style style:name="T38" style:family="text">
      <style:text-properties style:font-name="Minion Pro" officeooo:rsid="0041239b"/>
    </style:style>
    <style:style style:name="T39" style:family="text">
      <style:text-properties style:font-name="Minion Pro" officeooo:rsid="00415f0a"/>
    </style:style>
    <style:style style:name="T40" style:family="text">
      <style:text-properties style:font-name="Minion Pro" officeooo:rsid="0047117a"/>
    </style:style>
    <style:style style:name="T41" style:family="text">
      <style:text-properties officeooo:rsid="001f6dac"/>
    </style:style>
    <style:style style:name="T42" style:family="text">
      <style:text-properties officeooo:rsid="001f9886"/>
    </style:style>
    <style:style style:name="T43" style:family="text">
      <style:text-properties officeooo:rsid="00209e1c"/>
    </style:style>
    <style:style style:name="T44" style:family="text">
      <style:text-properties officeooo:rsid="0022662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da663" style:font-style-asian="italic" style:font-style-complex="italic"/>
    </style:style>
    <style:style style:name="T47" style:family="text">
      <style:text-properties fo:font-style="italic" officeooo:rsid="0033643b" style:font-style-asian="italic" style:font-style-complex="italic"/>
    </style:style>
    <style:style style:name="T48" style:family="text">
      <style:text-properties fo:font-style="italic" officeooo:rsid="0033834d" style:font-style-asian="italic" style:font-style-complex="italic"/>
    </style:style>
    <style:style style:name="T49" style:family="text">
      <style:text-properties fo:font-style="italic" officeooo:rsid="0047117a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307a49" style:font-style-asian="italic" style:font-weight-asian="normal" style:font-style-complex="italic" style:font-weight-complex="normal"/>
    </style:style>
    <style:style style:name="T52" style:family="text">
      <style:text-properties officeooo:rsid="0028c4cc"/>
    </style:style>
    <style:style style:name="T53" style:family="text">
      <style:text-properties officeooo:rsid="002da663"/>
    </style:style>
    <style:style style:name="T54" style:family="text">
      <style:text-properties officeooo:rsid="002f5d7b"/>
    </style:style>
    <style:style style:name="T55" style:family="text">
      <style:text-properties fo:font-weight="normal" officeooo:rsid="001ade93" style:font-weight-asian="normal" style:font-weight-complex="normal"/>
    </style:style>
    <style:style style:name="T56" style:family="text">
      <style:text-properties fo:font-weight="normal" officeooo:rsid="00209e1c" style:font-weight-asian="normal" style:font-weight-complex="normal"/>
    </style:style>
    <style:style style:name="T57" style:family="text">
      <style:text-properties officeooo:rsid="002f7824"/>
    </style:style>
    <style:style style:name="T58" style:family="text">
      <style:text-properties officeooo:rsid="00307a49"/>
    </style:style>
    <style:style style:name="T59" style:family="text">
      <style:text-properties officeooo:rsid="0033643b"/>
    </style:style>
    <style:style style:name="T60" style:family="text">
      <style:text-properties fo:color="#000000" loext:opacity="100%" style:font-name="Minion Pro" fo:font-style="italic" fo:font-weight="bold" officeooo:rsid="001ade93" style:font-style-asian="italic" style:font-weight-asian="bold" style:font-style-complex="italic" style:font-weight-complex="bold"/>
    </style:style>
    <style:style style:name="T61" style:family="text">
      <style:text-properties fo:color="#000000" loext:opacity="100%" style:font-name="Minion Pro" fo:font-style="italic" fo:font-weight="bold" officeooo:rsid="0033643b" style:font-style-asian="italic" style:font-weight-asian="bold" style:font-style-complex="italic" style:font-weight-complex="bold"/>
    </style:style>
    <style:style style:name="T62" style:family="text">
      <style:text-properties officeooo:rsid="003810ac"/>
    </style:style>
    <style:style style:name="T63" style:family="text">
      <style:text-properties style:font-name="Minion Pro Med" fo:font-size="8pt" fo:font-weight="bold" officeooo:rsid="001cb1fe" style:font-size-asian="7pt" style:font-weight-asian="bold" style:font-size-complex="8pt" style:font-weight-complex="bold"/>
    </style:style>
    <style:style style:name="T64" style:family="text">
      <style:text-properties style:font-name="Minion Pro Med" fo:font-weight="bold" officeooo:rsid="001cb1fe" style:font-size-asian="7pt" style:font-weight-asian="bold" style:font-weight-complex="bold"/>
    </style:style>
    <style:style style:name="T65" style:family="text">
      <style:text-properties style:font-name="Minion Pro Med" fo:font-style="normal" fo:font-weight="bold" officeooo:rsid="001cb1fe" style:font-size-asian="7pt" style:font-style-asian="normal" style:font-weight-asian="bold" style:font-style-complex="normal" style:font-weight-complex="bold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2da663" style:font-style-asian="normal" style:font-style-complex="normal"/>
    </style:style>
    <style:style style:name="T68" style:family="text">
      <style:text-properties fo:font-style="normal" officeooo:rsid="0047117a" style:font-style-asian="normal" style:font-style-complex="normal"/>
    </style:style>
    <style:style style:name="T69" style:family="text">
      <style:text-properties officeooo:rsid="003ee19d"/>
    </style:style>
    <style:style style:name="T70" style:family="text">
      <style:text-properties officeooo:rsid="003ee511"/>
    </style:style>
    <style:style style:name="T71" style:family="text">
      <style:text-properties officeooo:rsid="00415f0a"/>
    </style:style>
    <style:style style:name="T72" style:family="text">
      <style:text-properties officeooo:rsid="00431a3e"/>
    </style:style>
    <style:style style:name="T73" style:family="text">
      <style:text-properties officeooo:rsid="004643ea"/>
    </style:style>
    <style:style style:name="T74" style:family="text">
      <style:text-properties officeooo:rsid="0047117a"/>
    </style:style>
    <style:style style:name="T75" style:family="text">
      <style:text-properties officeooo:rsid="0048c2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FFRONTA IL PERICOLO</text:p>
      <text:p text:style-name="P5"><text:span text:style-name="T13">Quando</text:span><text:span text:style-name="T14"> tenti qualcosa di rischioso o reagisci a una minaccia imminente</text:span><text:span text:style-name="T13">, immagina la tua azione e tira. Se </text:span><text:span text:style-name="T36">agisci</text:span><text:span text:style-name="T13">…</text:span></text:p>
      <text:list xml:id="list2135462421" text:style-name="L1">
        <text:list-item>
          <text:list>
            <text:list-item>
              <text:list>
                <text:list-item>
                  <text:p text:style-name="P49">Con velocità, agilità o precisione: Tira +destrezza.</text:p>
                </text:list-item>
              </text:list>
            </text:list-item>
          </text:list>
        </text:list-item>
        <text:list-item>
          <text:p text:style-name="P39">Con fascino, lealtà o coraggio: Tira +cuore.</text:p>
        </text:list-item>
        <text:list-item>
          <text:p text:style-name="P39">Con un’azione aggressiva, difesa energica, forza o resistenza: Tira +ferro.</text:p>
        </text:list-item>
        <text:list-item>
          <text:p text:style-name="P39">Con l'inganno, la furtività o imbrogliando: Tira +ombra.</text:p>
        </text:list-item>
        <text:list-item>
          <text:p text:style-name="P39">Con competenza, intuizione o osservazione: Tira + ingegno.</text:p>
        </text:list-item>
      </text:list>
      <text:list text:style-name="L2">
        <text:list-header>
          <text:p text:style-name="P18"><text:span text:style-name="T55">Con un </text:span><text:span text:style-name="T64">successo pieno</text:span><text:span text:style-name="T55">, hai successo. Prendi slancio +1.<text:line-break/>Con un </text:span><text:span text:style-name="T64">successo debole</text:span><text:span text:style-name="T55">, hai successo, ma devi affrontare un fastidioso costo. Scegline uno tra i seguenti:</text:span></text:p>
          <text:list>
            <text:list-item>
              <text:list>
                <text:list-item>
                  <text:p text:style-name="P53">Sei in ritardo, perdi vantaggio o affronti un nuovo pericolo: subisci -1 impeto.</text:p>
                </text:list-item>
              </text:list>
            </text:list-item>
          </text:list>
        </text:list-header>
        <text:list-item>
          <text:p text:style-name="P44">Sei stanco o ferito: Sopporta danni (1 danno).</text:p>
        </text:list-item>
        <text:list-item>
          <text:p text:style-name="P44">Sei scoraggiato o impaurito: Sopporta lo stress (1 stress).</text:p>
        </text:list-item>
        <text:list-item>
          <text:p text:style-name="P44">Con l'inganno, la furtività o imbrogliando: Tira +ombra.</text:p>
        </text:list-item>
        <text:list-item>
          <text:p text:style-name="P45">Sacrifichi <text:span text:style-name="T70">delle </text:span><text:span text:style-name="T71">provviste</text:span>: subisci -1 <text:span text:style-name="T71">provviste</text:span>.</text:p>
          <text:p text:style-name="P22">Con un <text:span text:style-name="T64">fallimento</text:span>, fallisci o i tuoi progressi sono <text:span text:style-name="T41">segnati</text:span> da una drammatica e costosa svolta degli eventi. <text:span text:style-name="T48">P</text:span><text:span text:style-name="T45">aga il prezzo.</text:span></text:p>
        </text:list-item>
      </text:list>
      <text:p text:style-name="P10">A<text:span text:style-name="T42">SSICURA</text:span><text:span text:style-name="T44">TI</text:span><text:span text:style-name="T42"> UN VANTAGGIO</text:span></text:p>
      <text:p text:style-name="P4"><text:span text:style-name="T13">Quando</text:span><text:span text:style-name="T14"> valuti una situazione, fai i preparativi o cerchi di guadagnare influenza, </text:span><text:span text:style-name="T17">immagina la tua azione e tira. Se </text:span><text:span text:style-name="T25">agisci</text:span><text:span text:style-name="T17">...</text:span></text:p>
      <text:list xml:id="list161113862977102" text:continue-list="list2135462421" text:style-name="L1">
        <text:list-item>
          <text:list>
            <text:list-item>
              <text:list>
                <text:list-item>
                  <text:p text:style-name="P50">Con velocità, agilità o precisione: Tira +destrezza.</text:p>
                </text:list-item>
              </text:list>
            </text:list-item>
          </text:list>
        </text:list-item>
        <text:list-item>
          <text:p text:style-name="P40">Con fascino, lealtà o coraggio: Tira +cuore.</text:p>
        </text:list-item>
        <text:list-item>
          <text:p text:style-name="P40">Con un’azione aggressiva, difesa energica, forza o resistenza: Tira +ferro.</text:p>
        </text:list-item>
        <text:list-item>
          <text:p text:style-name="P40">Con l'inganno, la furtività o imbrogliando: Tira +ombra.</text:p>
        </text:list-item>
        <text:list-item>
          <text:p text:style-name="P40">Con competenza, intuizione o osservazione: Tira +ingegno.</text:p>
        </text:list-item>
      </text:list>
      <text:list text:style-name="L3">
        <text:list-header>
          <text:p text:style-name="P19"><text:span text:style-name="T55">Con un </text:span><text:span text:style-name="T64">successo pieno</text:span><text:span text:style-name="T55">, </text:span><text:span text:style-name="T56">ottieni un vantaggio tra i seguenti:</text:span></text:p>
          <text:list>
            <text:list-item>
              <text:list>
                <text:list-item>
                  <text:p text:style-name="P54">Prendi il controllo: fai un'altra mossa ora (non una mossa di <text:span text:style-name="T43">progresso</text:span>); quando lo fai, aggiungi +1.</text:p>
                </text:list-item>
              </text:list>
            </text:list-item>
          </text:list>
        </text:list-header>
        <text:list-item>
          <text:p text:style-name="P46">Preparati ad agire: prendi +2 <text:span text:style-name="T43">impeto</text:span>.</text:p>
          <text:p text:style-name="P26"><text:span text:style-name="T17">Con un </text:span><text:span text:style-name="T64">successo debole</text:span><text:span text:style-name="T17">, il tuo vantaggio è di breve durata. Prendi </text:span><text:span text:style-name="T18">impeto</text:span><text:span text:style-name="T17"> +1.</text:span></text:p>
          <text:p text:style-name="P27"><text:span text:style-name="T13">Con un </text:span><text:span text:style-name="T64">fallimento</text:span><text:span text:style-name="T13">, fallisci o le tue supposizioni ti tradiscono. </text:span><text:span text:style-name="T9">Paga il prezzo.</text:span></text:p>
        </text:list-item>
      </text:list>
      <text:p text:style-name="P11">RACCOGLI INFORMAZIONI</text:p>
      <text:p text:style-name="P2"><text:span text:style-name="T13">Quando </text:span><text:span text:style-name="T14">perlustri un'area, fai domande, conduci un'indagine o segui una </text:span><text:span text:style-name="T16">pista</text:span><text:span text:style-name="T14">,</text:span><text:span text:style-name="T13"> fai +</text:span><text:span text:style-name="T31">ingegno</text:span><text:span text:style-name="T13">. Se agisci all'interno di una comunità o fai domande a una persona con cui </text:span><text:span text:style-name="T36">hai</text:span><text:span text:style-name="T13"> un legame, aggiungi +1.</text:span></text:p>
      <text:p text:style-name="P36"><text:span text:style-name="T13">Con un </text:span><text:span text:style-name="T64">successo pieno</text:span><text:span text:style-name="T13">, scopri qualcosa di utile e specifico. </text:span><text:span text:style-name="T31">Ti è</text:span><text:span text:style-name="T13"> chiar</text:span><text:span text:style-name="T31">o</text:span><text:span text:style-name="T13"> il percorso che devi seguire o l'azione che devi intraprendere per </text:span><text:span text:style-name="T36">andare avanti</text:span><text:span text:style-name="T13">. </text:span><text:span text:style-name="T36">Immagina</text:span><text:span text:style-name="T13"> </text:span><text:span text:style-name="T36">cosa hai imparato</text:span><text:span text:style-name="T13"> (</text:span><text:span text:style-name="T9">“</text:span><text:span text:style-name="T10">C</text:span><text:span text:style-name="T9">hiedi all'Oracolo”</text:span><text:span text:style-name="T13"> se non </text:span><text:span text:style-name="T36">riesci</text:span><text:span text:style-name="T13">) e acquisisci </text:span><text:span text:style-name="T31">impeto</text:span><text:span text:style-name="T13"> +2.</text:span></text:p>
      <text:p text:style-name="P36"><text:span text:style-name="T13">Con un </text:span><text:span text:style-name="T64">successo debole</text:span><text:span text:style-name="T13">, le informazioni </text:span><text:span text:style-name="T31">raccolte </text:span><text:span text:style-name="T13">complicano la tua </text:span><text:span text:style-name="T37">missione</text:span><text:span text:style-name="T13"> o introducono un nuovo pericolo. Immagina ciò che scopri (</text:span><text:span text:style-name="T9">“</text:span><text:span text:style-name="T11">C</text:span><text:span text:style-name="T9">hiedi all'Oracolo”</text:span><text:span text:style-name="T13"> se non sei sicuro) e prendi +1 </text:span><text:span text:style-name="T37">impeto</text:span><text:span text:style-name="T13">.</text:span></text:p>
      <text:p text:style-name="P36"><text:span text:style-name="T32">Con un </text:span><text:span text:style-name="T65">fallimento</text:span><text:span text:style-name="T13">, la tua indagine porta alla luce una terribile minaccia o rivela una verità sgradita che mina la tua </text:span><text:span text:style-name="T38">missione</text:span><text:span text:style-name="T13">. </text:span><text:span text:style-name="T9">Paga il prezzo.</text:span></text:p>
      <text:p text:style-name="P12">CURATI</text:p>
      <text:p text:style-name="P1">Quando <text:span text:style-name="T4">curi</text:span><text:span text:style-name="T1"> una ferita o un disturbo</text:span>, tira +<text:span text:style-name="T54">ingegno</text:span>. Se <text:span text:style-name="T62">curi</text:span> le tue ferite, tira <text:span text:style-name="T54">+ sul valore più basso di ingegno</text:span> o ferro.</text:p>
      <text:p text:style-name="P34"><text:span text:style-name="T17">Con un </text:span><text:span text:style-name="T64">successo pieno</text:span><text:span text:style-name="T17">, la tua cura </text:span><text:span text:style-name="T19">ha funzionato</text:span><text:span text:style-name="T17">. Se tu (o l'alleato </text:span><text:span text:style-name="T19">che stai curando</text:span><text:span text:style-name="T17">) </text:span><text:span text:style-name="T19">sei</text:span><text:span text:style-name="T17"> ferito, </text:span><text:span text:style-name="T19">rimuovi la ferita</text:span><text:span text:style-name="T17">. Quindi, prendi o dai fino a +2 salute.</text:span></text:p>
      <text:p text:style-name="P35"><text:span text:style-name="T17">Con un </text:span><text:span text:style-name="T64">successo debole</text:span><text:span text:style-name="T17">, come sopra, ma devi subire -1 </text:span><text:span text:style-name="T26">provviste</text:span><text:span text:style-name="T17"> o -1 </text:span><text:span text:style-name="T19">impeto</text:span><text:span text:style-name="T17"> (a tua scelta).</text:span></text:p>
      <text:p text:style-name="P33"><text:span text:style-name="T17">Con un </text:span><text:span text:style-name="T64">fallimento</text:span><text:span text:style-name="T14"> </text:span><text:span text:style-name="T19">la tua cura è inefficace</text:span><text:span text:style-name="T12">. Paga il prezzo</text:span></text:p>
      <text:p text:style-name="P32"><text:span text:style-name="T12"/></text:p>
      <text:p text:style-name="P32"><text:span text:style-name="T12"/></text:p>
      <text:p text:style-name="P13"><text:soft-page-break/><text:span text:style-name="T52">INTRAPRENDI UN VIAGGIO</text:span></text:p>
      <text:p text:style-name="P6"><text:span text:style-name="T13">Quando</text:span><text:span text:style-name="T14"> viaggi attraverso terre pericolose o sconosciute</text:span><text:span text:style-name="T17">, imposta prima </text:span><text:span text:style-name="T28">il grado</text:span><text:span text:style-name="T17"> del tuo viaggio.</text:span></text:p>
      <text:list xml:id="list161112968040789" text:continue-list="list161113862977102" text:style-name="L1">
        <text:list-item>
          <text:list>
            <text:list-item>
              <text:list>
                <text:list-item>
                  <text:p text:style-name="P51">Viaggio problematico: 3 progressi per <text:span text:style-name="T73">tappa</text:span>.</text:p>
                </text:list-item>
              </text:list>
            </text:list-item>
          </text:list>
        </text:list-item>
        <text:list-item>
          <text:p text:style-name="P43">Viaggio pericoloso: 2 progressi per <text:span text:style-name="T73">tappa</text:span>.</text:p>
        </text:list-item>
        <text:list-item>
          <text:p text:style-name="P43">Viaggio formidabile: 1 progresso per <text:span text:style-name="T73">tappa</text:span>.</text:p>
        </text:list-item>
        <text:list-item>
          <text:p text:style-name="P43">Viaggio estremo: 2 tick per <text:span text:style-name="T73">tappa</text:span>.</text:p>
        </text:list-item>
        <text:list-item>
          <text:p text:style-name="P43">Viaggio epico: 1 tick per <text:span text:style-name="T73">tappa</text:span>.</text:p>
        </text:list-item>
      </text:list>
      <text:list text:style-name="L4">
        <text:list-header>
          <text:p text:style-name="P31"><text:span text:style-name="T18">Quindi, per ogni segmento del tuo viaggio, tira +</text:span><text:span text:style-name="T21">ingegno</text:span><text:span text:style-name="T18">. Se parti da una comunità con la quale condividi un legame, aggiungi +1 al tuo tiro iniziale.</text:span></text:p>
          <text:p text:style-name="P23">Con un <text:span text:style-name="T64">successo pieno</text:span>, raggiungi un<text:span text:style-name="T73">a</text:span> <text:span text:style-name="T73">tappa </text:span><text:span text:style-name="T74">intermedia</text:span>. Se <text:span text:style-name="T74">il luogo</text:span> ti è <text:span text:style-name="T74">ignoto</text:span>, immaginal<text:span text:style-name="T74">o</text:span> (<text:span text:style-name="T45">“</text:span><text:span text:style-name="T46">C</text:span><text:span text:style-name="T45">hiedi all'Oracolo</text:span><text:span text:style-name="T49">”</text:span> se non sei sicuro). Quindi, scegli <text:span text:style-name="T53">un’opzione tra le seguenti:</text:span></text:p>
          <text:list>
            <text:list-item>
              <text:list>
                <text:list-item>
                  <text:p text:style-name="P55">Fai buon uso delle tue <text:span text:style-name="T39">provviste</text:span>: <text:span text:style-name="T69">marca</text:span> <text:span text:style-name="T53">un </text:span>progress<text:span text:style-name="T53">o</text:span>.</text:p>
                </text:list-item>
              </text:list>
            </text:list-item>
          </text:list>
        </text:list-header>
        <text:list-item>
          <text:p text:style-name="P47"><text:span text:style-name="T53">T</text:span>i muovi velocemente: <text:span text:style-name="T69">marca</text:span> <text:span text:style-name="T53">un</text:span> progress<text:span text:style-name="T53">o</text:span> e prendi +1 <text:span text:style-name="T53">impeto</text:span>, ma subisci -1 <text:span text:style-name="T71">provviste</text:span>.</text:p>
          <text:p text:style-name="P29"><text:span text:style-name="T17">Con un </text:span><text:span text:style-name="T65">successo</text:span><text:span text:style-name="T14"> debole</text:span><text:span text:style-name="T17">, raggiungi un</text:span><text:span text:style-name="T28">a</text:span><text:span text:style-name="T17"> </text:span><text:span text:style-name="T28">tappa</text:span><text:span text:style-name="T17"> </text:span><text:span text:style-name="T29">intermedia </text:span><text:span text:style-name="T17">e </text:span><text:span text:style-name="T24">marca</text:span><text:span text:style-name="T17"> </text:span><text:span text:style-name="T21">un</text:span><text:span text:style-name="T17"> progresso, ma subisci -1 </text:span><text:span text:style-name="T26">provviste</text:span><text:span text:style-name="T17">.</text:span></text:p>
          <text:p text:style-name="P28"><text:span text:style-name="T13">Con un </text:span><text:span text:style-name="T64">fallimento</text:span><text:span text:style-name="T13">, vieni </text:span><text:span text:style-name="T35">ostacolato</text:span><text:span text:style-name="T13"> da un evento pericoloso </text:span><text:span text:style-name="T40">che ti porta fuori strada</text:span><text:span text:style-name="T13">. </text:span><text:span text:style-name="T9">Paga il prezzo.</text:span></text:p>
        </text:list-item>
      </text:list>
      <text:p text:style-name="P14">ACCAMPATI</text:p>
      <text:p text:style-name="P7"><text:span text:style-name="T13">Quando</text:span><text:span text:style-name="T14"> ti </text:span><text:span text:style-name="T16">fermi a riposare per diverse ore nelle terre selvagge</text:span><text:span text:style-name="T17">, tira +</text:span><text:span text:style-name="T26">provviste</text:span><text:span text:style-name="T17">. </text:span></text:p>
      <text:list xml:id="list3516344043" text:style-name="L5">
        <text:list-header>
          <text:p text:style-name="P24"><text:span text:style-name="T43">Con un </text:span><text:span text:style-name="T64">successo pieno</text:span>, tu e i tuoi alleati potete sceglierne due <text:span text:style-name="T57">opzioni</text:span>. <text:span text:style-name="T43">Con un </text:span><text:span text:style-name="T65">successo</text:span><text:span text:style-name="T2"> </text:span><text:span text:style-name="T3">debole</text:span><text:span text:style-name="T2"> </text:span><text:span text:style-name="T57">solo un’opzione</text:span><text:span text:style-name="T3">:</text:span></text:p>
        </text:list-header>
      </text:list>
      <text:list xml:id="list161113509772358" text:continue-list="list161112968040789" text:style-name="L1">
        <text:list-item>
          <text:list>
            <text:list-item>
              <text:list>
                <text:list-item>
                  <text:p text:style-name="P52">Recupero: prendi +1 salute per te e per i tuoi compagni.</text:p>
                </text:list-item>
              </text:list>
            </text:list-item>
          </text:list>
        </text:list-item>
        <text:list-item>
          <text:p text:style-name="P42"><text:span text:style-name="T58">Banchetta</text:span>: subisci -1 <text:span text:style-name="T71">provviste</text:span> e prendi +1 salute per te e per i tuoi compagni.</text:p>
        </text:list-item>
        <text:list-item>
          <text:p text:style-name="P41">Rilassati: prendi +1 spirito.</text:p>
        </text:list-item>
        <text:list-item>
          <text:p text:style-name="P41">Concentrazione: prendi +1 <text:span text:style-name="T58">impeto</text:span>.</text:p>
        </text:list-item>
        <text:list-item>
          <text:p text:style-name="P41">Preparati: quando <text:span text:style-name="T72">levi</text:span> il campo, aggiungi +1 se <text:span text:style-name="T50">“</text:span><text:span text:style-name="T51">I</text:span><text:span text:style-name="T50">ntraprendi un viaggio”</text:span>.</text:p>
        </text:list-item>
      </text:list>
      <text:list text:continue-list="list3516344043" text:style-name="L5">
        <text:list-header>
          <text:p text:style-name="P30"><text:span text:style-name="T33">Con un </text:span><text:span text:style-name="T65">fallimento</text:span><text:span text:style-name="T33">, </text:span><text:span text:style-name="T34">non ricevi benefici</text:span><text:span text:style-name="T9">. Paga il prezzo.</text:span></text:p>
        </text:list-header>
      </text:list>
      <text:p text:style-name="P16">RAGGIUNGI LA TUA DESTINAZIONE</text:p>
      <text:p text:style-name="P8"><text:span text:style-name="T60">M</text:span><text:span text:style-name="T61">ossa di progresso</text:span></text:p>
      <text:p text:style-name="P3"><text:span text:style-name="T17">Quando </text:span><text:span text:style-name="T14">il tuo viaggio giunge al termine</text:span><text:span text:style-name="T17">, </text:span><text:span text:style-name="T30">fai un tiro di prograsso, ignorando l’impeto</text:span><text:span text:style-name="T17">.</text:span></text:p>
      <text:list text:continue-list="list161113509772358" text:style-name="L1">
        <text:list-header>
          <text:p text:style-name="P25"><text:span text:style-name="T43">Con un </text:span><text:span text:style-name="T64">successo pieno</text:span>, la situazione a<text:span text:style-name="T59">l tuo arrivo </text:span>ti favorisce. Scegli un’<text:span text:style-name="T59">opzione</text:span><text:span text:style-name="T3">:</text:span></text:p>
          <text:list>
            <text:list-item>
              <text:list>
                <text:list-item>
                  <text:p text:style-name="P56">Fai un'altra mossa <text:span text:style-name="T59">subito</text:span> (non una mossa di progresso) aggiung<text:span text:style-name="T75">endo</text:span> +1.</text:p>
                </text:list-item>
              </text:list>
            </text:list-item>
          </text:list>
        </text:list-header>
        <text:list-item>
          <text:p text:style-name="P48"><text:span text:style-name="T59">Prendi +1 impeto</text:span>.</text:p>
          <text:p text:style-name="P20">Con un <text:span text:style-name="T65">successo</text:span><text:span text:style-name="T1"> debole</text:span>, arrivi <text:span text:style-name="T59">a destinazione </text:span>ma <text:span text:style-name="T59">devi affrontare</text:span> un pericolo o una complicazione imprevisti. Immagina cosa trovi (<text:span text:style-name="T45">“</text:span><text:span text:style-name="T47">C</text:span><text:span text:style-name="T45">hiedi all'Oracolo”</text:span> se non sei sicuro).</text:p>
          <text:p text:style-name="P21">Con un <text:span text:style-name="T64">fallimento</text:span>, sei andato irrimediabilmente fuori strada, hai perso il tuo obiettivo o sei stato <text:span text:style-name="T75">fuorviato</text:span> sulla <text:s/>destinazione. Se il tuo viaggio continua, cancella tutt<text:span text:style-name="T75">o</text:span> i<text:span text:style-name="T75">l</text:span> progress<text:span text:style-name="T75">o accumulato </text:span>tranne uno e aumenta il grado del viaggio di uno (se non è già epico).</text:p>
        </text:list-item>
      </text:list>
      <text:p text:style-name="P17">RIFORNISCITI</text:p>
      <text:p text:style-name="P9"><text:span text:style-name="T17">Quando </text:span><text:span text:style-name="T23">vai a </text:span><text:span text:style-name="T14">caccia, </text:span><text:span text:style-name="T16">rovisti</text:span><text:span text:style-name="T14"> o </text:span><text:span text:style-name="T15">cerchi di recuperare qualcosa</text:span><text:span text:style-name="T17">, </text:span><text:span text:style-name="T23">tira</text:span><text:span text:style-name="T17"> +</text:span><text:span text:style-name="T23">ingegno</text:span><text:span text:style-name="T17">.</text:span></text:p>
      <text:p text:style-name="P35"><text:span text:style-name="T17">Con un </text:span><text:span text:style-name="T64">successo pieno</text:span><text:span text:style-name="T17">, </text:span><text:span text:style-name="T27">incrementi</text:span><text:span text:style-name="T17"> le tue </text:span><text:span text:style-name="T26">provviste</text:span><text:span text:style-name="T17">. Prendi +2 </text:span><text:span text:style-name="T26">provviste</text:span><text:span text:style-name="T17">.</text:span></text:p>
      <text:p text:style-name="P33"><text:span text:style-name="T17">Con un </text:span><text:span text:style-name="T64">successo</text:span><text:span text:style-name="T14"> debole</text:span><text:span text:style-name="T17">, </text:span><text:span text:style-name="T27">puoi prendere</text:span><text:span text:style-name="T17"> fino a +2 </text:span><text:span text:style-name="T26">provviste</text:span><text:span text:style-name="T17">, ma subisci -1 </text:span><text:span text:style-name="T23">impeto</text:span><text:span text:style-name="T17"> per ognuno.</text:span></text:p>
      <text:p text:style-name="P38"><text:span text:style-name="T6">Con un </text:span><text:span text:style-name="T63">fallimento</text:span><text:span text:style-name="T5"> </text:span><text:span text:style-name="T6">non trovi nulla di utile. </text:span><text:span text:style-name="T8">Paga il prezzo</text:span><text:span text:style-name="T7">.</text:span></text:p>
      <text:p text:style-name="P3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 Pro Med" svg:font-family="'Minion Pro Med'" style:font-family-generic="roman" style:font-pitch="variable"/>
    <style:font-face style:name="Modesto Condensed" svg:font-family="'Modesto Condensed'" style:font-pitch="variable"/>
    <style:font-face style:name="Modesto Poster" svg:font-family="'Modesto Poster'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6cm" fo:margin-right="0cm" fo:margin-top="0.3cm" fo:margin-bottom="0cm" style:contextual-spacing="false" fo:line-height="115%" fo:text-indent="0cm" style:auto-text-indent="false" fo:background-color="transparent"/>
      <style:text-properties style:font-name="Minion Pro" fo:font-family="'Minion Pro'" style:font-family-generic="roman" style:font-pitch="variable" fo:font-size="8pt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0.4cm" fo:margin-right="0cm" fo:margin-top="0.101cm" fo:margin-bottom="0cm" style:contextual-spacing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Modesto Poster" fo:font-family="'Modesto Poster'" style:font-pitch="variable" fo:font-size="20pt" officeooo:rsid="001db2ef" style:font-size-asian="20pt" style:font-size-complex="20pt"/>
    </style:style>
    <style:style style:name="Titole_20_mossa" style:display-name="Titole mossa" style:family="paragraph" style:parent-style-name="Standard">
      <loext:graphic-properties draw:fill="none" draw:fill-color="#729fcf"/>
      <style:paragraph-properties fo:margin-left="0.499cm" fo:margin-right="0cm" fo:text-indent="0cm" style:auto-text-indent="false" fo:background-color="transparent"/>
      <style:text-properties fo:color="#3cb371" loext:opacity="100%" style:font-name="Modesto Condensed" fo:font-family="'Modesto Condensed'" style:font-pitch="variable" fo:font-size="14pt" fo:font-weight="bold" officeooo:rsid="001db2ef" style:font-size-asian="14pt" style:font-weight-asian="bold" style:font-size-complex="14pt" style:font-weight-complex="bold"/>
    </style:style>
    <style:style style:name="elenco" style:family="paragraph" style:parent-style-name="Text_20_body">
      <loext:graphic-properties draw:fill="none" draw:fill-color="#729fcf"/>
      <style:paragraph-properties fo:margin-left="1cm" fo:margin-right="0cm" fo:margin-top="0.3cm" fo:margin-bottom="0cm" style:contextual-spacing="false" fo:line-height="115%" fo:text-indent="0cm" style:auto-text-indent="false" fo:background-color="transparent">
        <style:tab-stops>
          <style:tab-stop style:position="0.291cm"/>
          <style:tab-stop style:position="1.242cm"/>
        </style:tab-stops>
      </style:paragraph-properties>
    </style:style>
    <style:style style:name="porcodio" style:family="paragraph" style:parent-style-name="elenco">
      <loext:graphic-properties draw:fill="none" draw:fill-color="#729fcf"/>
      <style:paragraph-properties fo:margin-left="1cm" fo:margin-right="0cm" fo:margin-top="0.3cm" fo:margin-bottom="0cm" style:contextual-spacing="false" fo:line-height="115%" fo:text-indent="0cm" style:auto-text-indent="false" fo:background-color="transparent">
        <style:tab-stops>
          <style:tab-stop style:position="0.291cm"/>
          <style:tab-stop style:position="1.242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0.199cm" fo:background-color="#00ff7f" style:dynamic-spacing="false" draw:fill="solid" draw:fill-color="#00ff7f" draw:opacity="100%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VVENTUR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10:28:13.493000000</meta:creation-date>
    <dc:date>2023-08-10T16:11:12.128000000</dc:date>
    <meta:editing-duration>PT14H55M55S</meta:editing-duration>
    <meta:editing-cycles>44</meta:editing-cycles>
    <meta:generator>LibreOffice/7.5.5.2$Windows_X86_64 LibreOffice_project/ca8fe7424262805f223b9a2334bc7181abbcbf5e</meta:generator>
    <meta:print-date>2023-08-09T18:41:01.789000000</meta:print-date>
    <meta:document-statistic meta:table-count="0" meta:image-count="0" meta:object-count="0" meta:page-count="2" meta:paragraph-count="72" meta:word-count="942" meta:character-count="5622" meta:non-whitespace-character-count="4795"/>
  </office:meta>
</office:document-meta>
</file>